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90000028E6B4661E1C735EE9E.png" manifest:media-type="image/png"/>
  <manifest:file-entry manifest:full-path="Pictures/1000000100000261000002A70A1C3094C9562878.png" manifest:media-type="image/png"/>
  <manifest:file-entry manifest:full-path="Pictures/100000010000029F000002BAA9652A584B01D1CF.png" manifest:media-type="image/png"/>
  <manifest:file-entry manifest:full-path="Pictures/100000010000025D000002AB522B9AAF74E515F4.png" manifest:media-type="image/png"/>
  <manifest:file-entry manifest:full-path="Pictures/10000001000002F2000002BCA13AC625965AAC22.png" manifest:media-type="image/png"/>
  <manifest:file-entry manifest:full-path="Pictures/100000010000029F000002BAAD05D364F4AD16EA.png" manifest:media-type="image/png"/>
  <manifest:file-entry manifest:full-path="Pictures/100000010000029F000002BAE912882D4B2B4FEC.png" manifest:media-type="image/png"/>
  <manifest:file-entry manifest:full-path="Pictures/1000000100000267000002928176667BDE6390B5.png" manifest:media-type="image/png"/>
  <manifest:file-entry manifest:full-path="Pictures/1000000100000267000002922DC2933105CAE04C.png" manifest:media-type="image/png"/>
  <manifest:file-entry manifest:full-path="Pictures/10000001000002F3000002A8EEF3F2C119E696BB.png" manifest:media-type="image/png"/>
  <manifest:file-entry manifest:full-path="Pictures/1000000100000267000002920E4312BFCD19237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c26a" officeooo:paragraph-rsid="0000c26a"/>
    </style:style>
    <style:style style:name="P2" style:family="paragraph" style:parent-style-name="Standard">
      <style:text-properties officeooo:rsid="0000c26a" officeooo:paragraph-rsid="0000c26a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me/Iteration : 8048</text:p>
      <text:p text:style-name="P1"/>
      <text:p text:style-name="P1"><draw:frame draw:style-name="fr3" draw:name="Image3" text:anchor-type="char" svg:width="6.4063in" svg:height="6.8543in" draw:z-index="2"><draw:image xlink:href="Pictures/1000000100000267000002920E4312BFCD19237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3" draw:name="Image4" text:anchor-type="char" svg:width="6.4063in" svg:height="6.8543in" draw:z-index="3"><draw:image xlink:href="Pictures/1000000100000267000002922DC2933105CAE04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char" svg:width="6.4063in" svg:height="6.8543in" draw:z-index="1"><draw:image xlink:href="Pictures/1000000100000267000002928176667BDE6390B5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<draw:frame draw:style-name="fr1" draw:name="Image7" text:anchor-type="char" svg:width="6.6929in" svg:height="6.9618in" draw:z-index="6"><draw:image xlink:href="Pictures/100000010000029F000002BAE912882D4B2B4FE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Image8" text:anchor-type="char" svg:width="6.6929in" svg:height="6.9618in" draw:z-index="7"><draw:image xlink:href="Pictures/100000010000029F000002BAAD05D364F4AD16EA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1" draw:name="Image9" text:anchor-type="char" svg:width="6.6929in" svg:height="6.9618in" draw:z-index="8"><draw:image xlink:href="Pictures/100000010000029F000002BAA9652A584B01D1CF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10" text:anchor-type="char" svg:width="6.3437in" svg:height="7.0728in" draw:z-index="9"><draw:image xlink:href="Pictures/1000000100000261000002A70A1C3094C9562878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5" text:anchor-type="char" svg:width="6.6929in" svg:height="6.028in" draw:z-index="4"><draw:image xlink:href="Pictures/10000001000002F3000002A8EEF3F2C119E696BB.png" xlink:type="simple" xlink:show="embed" xlink:actuate="onLoad" draw:mime-type="image/png"/></draw:frame><text:soft-page-break/></text:p>
      <text:p text:style-name="P1"/>
      <text:p text:style-name="P1"/>
      <text:p text:style-name="P1"><draw:frame draw:style-name="fr1" draw:name="Image11" text:anchor-type="char" svg:width="6.6929in" svg:height="6.2134in" draw:z-index="10"><draw:image xlink:href="Pictures/10000001000002F2000002BCA13AC625965AAC22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6" text:anchor-type="char" svg:width="6.6929in" svg:height="6.5819in" draw:z-index="5"><draw:image xlink:href="Pictures/10000001000002990000028E6B4661E1C735EE9E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1" text:anchor-type="char" svg:width="6.302in" svg:height="7.1146in" draw:z-index="0"><draw:image xlink:href="Pictures/100000010000025D000002AB522B9AAF74E515F4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9T20:44:19.083525003</meta:creation-date>
    <meta:editing-duration>PT36M45S</meta:editing-duration>
    <meta:editing-cycles>2</meta:editing-cycles>
    <meta:generator>LibreOffice/7.3.2.2$Linux_X86_64 LibreOffice_project/30$Build-2</meta:generator>
    <dc:date>2022-05-09T22:01:17.965307053</dc:date>
    <meta:document-statistic meta:table-count="0" meta:image-count="11" meta:object-count="0" meta:page-count="12" meta:paragraph-count="1" meta:word-count="3" meta:character-count="21" meta:non-whitespace-character-count="19"/>
  </office:meta>
</office:document-meta>
</file>